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106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Arial" style:font-name-asian="WenQuanYi Zen Hei" style:font-name-complex="Lohit Hindi"/>
    </style:style>
  </office:automatic-styles>
  <office:body>
    <office:spreadsheet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2">
          <table:table-cell office:value-type="string">
            <text:p>Tiempo de </text:p>
            <text:p>Descarga</text:p>
            <text:p><text:span text:style-name="T1">[s]</text:span></text:p>
          </table:table-cell>
          <table:table-cell office:value-type="string">
            <text:p>Capacitores</text:p>
            <text:p>[F]</text:p>
          </table:table-cell>
          <table:table-cell office:value-type="string">
            <text:p>Resistencia </text:p>
            <text:p>Calculada[Ohms]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table:style-name="ce2" office:value-type="float" office:value="0.0002">
            <text:p>0,0002</text:p>
          </table:table-cell>
          <table:table-cell table:formula="of:=[.A3]/(5*2*[.B3])" office:value-type="float" office:value="2500">
            <text:p>2500</text:p>
          </table:table-cell>
          <table:table-cell/>
        </table:table-row>
        <table:table-row table:style-name="ro3" table:number-rows-repeated="2">
          <table:table-cell table:number-columns-repeated="4"/>
        </table:table-row>
        <table:table-row table:style-name="ro2">
          <table:table-cell office:value-type="string">
            <text:p>Corriente [A]</text:p>
            <text:p>Por R</text:p>
          </table:table-cell>
          <table:table-cell office:value-type="string">
            <text:p>Potencia [W]</text:p>
            <text:p>Por R</text:p>
          </table:table-cell>
          <table:table-cell office:value-type="string">
            <text:p>Cantidad</text:p>
            <text:p><text:s/>De Resistencias</text:p>
            <text:p>En paralelo</text:p>
          </table:table-cell>
          <table:table-cell table:style-name="ce1" office:value-type="string">
            <text:p>Cantidad</text:p>
            <text:p><text:s/>De Resistencias</text:p>
            <text:p>En serie</text:p>
          </table:table-cell>
        </table:table-row>
        <table:table-row table:style-name="ro3">
          <table:table-cell table:formula="of:=1000/([.C3]*[.C7])" office:value-type="float" office:value="0.1">
            <text:p>0,1</text:p>
          </table:table-cell>
          <table:table-cell table:formula="of:=1000*[.A7] /[.D7]" office:value-type="float" office:value="100">
            <text:p>100</text:p>
          </table:table-cell>
          <table:table-cell office:value-type="float" office:value="4">
            <text:p>4</text:p>
          </table:table-cell>
          <table:table-cell table:style-name="ce3" office:value-type="float" office:value="1">
            <text:p>1</text:p>
          </table:table-cell>
        </table:table-row>
        <table:table-row table:style-name="ro3" table:number-rows-repeated="2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4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anux </meta:initial-creator>
    <meta:creation-date>2013-01-22T20:09:21</meta:creation-date>
    <dc:date>2013-01-23T00:01:39</dc:date>
    <dc:creator>estanux </dc:creator>
    <meta:editing-duration>PT3H21M28S</meta:editing-duration>
    <meta:editing-cycles>1</meta:editing-cycles>
    <meta:document-statistic meta:table-count="3" meta:cell-count="14" meta:object-count="0"/>
    <meta:generator>LibreOffice/3.5$Linux_x86 LibreOffice_project/350m1$Build-2</meta:generator>
  </office:meta>
</office:document-meta>
</file>